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 style:master-page-name="Standard">
      <style:table-properties style:width="17.067cm" fo:margin-left="-0.191cm" style:page-number="auto" table:align="left" style:writing-mode="lr-tb"/>
    </style:style>
    <style:style style:name="Tabela1.A" style:family="table-column">
      <style:table-column-properties style:column-width="1.004cm"/>
    </style:style>
    <style:style style:name="Tabela1.F" style:family="table-column">
      <style:table-column-properties style:column-width="1.002cm"/>
    </style:style>
    <style:style style:name="Tabela1.Q" style:family="table-column">
      <style:table-column-properties style:column-width="1.0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1.Q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1.Q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 table:number-columns-repeated="10"/>
        <table:table-column table:style-name="Tabela1.Q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Q1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Q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" fo:font-size="12pt" fo:language="pt" fo:country="BR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3:49:19</meta:creation-date>
    <meta:initial-creator>Frodo </meta:initial-creator>
    <meta:editing-cycles>0</meta:editing-cycles>
    <meta:editing-duration>P0D</meta:editing-duration>
    <dc:date>2013-12-15T14:03:44</dc:date>
    <dc:creator>Frodo </dc:creator>
    <meta:document-statistic meta:table-count="1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